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isualizer.setModel( ResultCollector col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ualizer.is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ualizer.makeTit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Visualizer.stateChanged( Chang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Visualizer.getErrorLoggingCheck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ualizer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sualizer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Visualizer.modifyTestElement( TestEleme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isualizer.set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ualizer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ualizer.createTes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isualizer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Visualizer.getFi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sualizer.configureTestElement( AbstractListenerElement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Visualizer.AbstractVisualiz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Visualizer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